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40">
            <text:p>4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86">
            <text:p>86</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45">
            <text:p>24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9">08/29/2011</text:date>, <text:time>12:51: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9T12:51:37.65</dc:date>
    <meta:editing-cycles>2363</meta:editing-cycles>
    <meta:editing-duration>PT152H01M14S</meta:editing-duration>
    <meta:document-statistic meta:table-count="18" meta:cell-count="8308" meta:object-count="0"/>
  </office:meta>
</office:document-meta>
</file>